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paragraph-rsid="000c7c82"/>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2">
      <style:text-properties officeooo:paragraph-rsid="00172aca"/>
    </style:style>
    <style:style style:name="P5" style:family="paragraph" style:parent-style-name="Text_20_body" style:list-style-name="L3"/>
    <style:style style:name="P6" style:family="paragraph" style:parent-style-name="Text_20_body" style:list-style-name="L3">
      <style:text-properties officeooo:paragraph-rsid="0008162d"/>
    </style:style>
    <style:style style:name="P7" style:family="paragraph" style:parent-style-name="Text_20_body" style:list-style-name="L4">
      <style:text-properties officeooo:paragraph-rsid="000c7c82"/>
    </style:style>
    <style:style style:name="P8" style:family="paragraph" style:parent-style-name="Text_20_body" style:list-style-name="L3">
      <style:text-properties officeooo:rsid="000ad45f" officeooo:paragraph-rsid="000ad45f"/>
    </style:style>
    <style:style style:name="P9" style:family="paragraph" style:parent-style-name="Text_20_body" style:list-style-name="L4">
      <style:text-properties officeooo:rsid="00106af8" officeooo:paragraph-rsid="00106af8"/>
    </style:style>
    <style:style style:name="P10" style:family="paragraph" style:parent-style-name="Text_20_body" style:list-style-name="L1">
      <style:text-properties officeooo:rsid="001e9021" officeooo:paragraph-rsid="001e9021"/>
    </style:style>
    <style:style style:name="T1" style:family="text">
      <style:text-properties officeooo:rsid="00060afa"/>
    </style:style>
    <style:style style:name="T2" style:family="text">
      <style:text-properties officeooo:rsid="00095614"/>
    </style:style>
    <style:style style:name="T3" style:family="text">
      <style:text-properties officeooo:rsid="00097239"/>
    </style:style>
    <style:style style:name="T4" style:family="text">
      <style:text-properties officeooo:rsid="0009a8b2"/>
    </style:style>
    <style:style style:name="T5" style:family="text">
      <style:text-properties officeooo:rsid="0009fc7e"/>
    </style:style>
    <style:style style:name="T6" style:family="text">
      <style:text-properties officeooo:rsid="000ad45f"/>
    </style:style>
    <style:style style:name="T7" style:family="text">
      <style:text-properties officeooo:rsid="000c7c82"/>
    </style:style>
    <style:style style:name="T8" style:family="text">
      <style:text-properties officeooo:rsid="000cbe4a"/>
    </style:style>
    <style:style style:name="T9" style:family="text">
      <style:text-properties officeooo:rsid="000d97ad"/>
    </style:style>
    <style:style style:name="T10" style:family="text">
      <style:text-properties officeooo:rsid="0013180a"/>
    </style:style>
    <style:style style:name="T11" style:family="text">
      <style:text-properties officeooo:rsid="0013fc7d"/>
    </style:style>
    <style:style style:name="T12" style:family="text">
      <style:text-properties officeooo:rsid="00172aca"/>
    </style:style>
    <style:style style:name="T13" style:family="text">
      <style:text-properties officeooo:rsid="00191432"/>
    </style:style>
    <style:style style:name="T14" style:family="text">
      <style:text-properties officeooo:rsid="001b6013"/>
    </style:style>
    <style:style style:name="T15" style:family="text">
      <style:text-properties officeooo:rsid="002088dd"/>
    </style:style>
    <style:style style:name="T16" style:family="text">
      <style:text-properties officeooo:rsid="00221be6"/>
    </style:style>
    <style:style style:name="T17" style:family="text">
      <style:text-properties officeooo:rsid="002297c3"/>
    </style:style>
    <style:style style:name="T18" style:family="text">
      <style:text-properties officeooo:rsid="002345b9"/>
    </style:style>
    <style:style style:name="T19" style:family="text">
      <style:text-properties officeooo:rsid="00291c86"/>
    </style:style>
    <style:style style:name="T20" style:family="text">
      <style:text-properties officeooo:rsid="002cffbd"/>
    </style:style>
    <style:style style:name="T21" style:family="text">
      <style:text-properties officeooo:rsid="0031db0d"/>
    </style:style>
    <style:style style:name="T22" style:family="text">
      <style:text-properties officeooo:rsid="0033a0ce"/>
    </style:style>
    <style:style style:name="T23" style:family="text">
      <style:text-properties officeooo:rsid="0041b17e"/>
    </style:style>
    <style:style style:name="T24" style:family="text">
      <style:text-properties officeooo:rsid="004290f2"/>
    </style:style>
    <style:style style:name="T25" style:family="text">
      <style:text-properties officeooo:rsid="0048b442"/>
    </style:style>
    <style:style style:name="T26" style:family="text">
      <style:text-properties officeooo:rsid="0049b4a1"/>
    </style:style>
    <style:style style:name="T27" style:family="text">
      <style:text-properties officeooo:rsid="004a9b81"/>
    </style:style>
    <style:style style:name="T28" style:family="text">
      <style:text-properties officeooo:rsid="004bbe8d"/>
    </style:style>
    <style:style style:name="T29" style:family="text">
      <style:text-properties officeooo:rsid="004f844f"/>
    </style:style>
    <style:style style:name="T30" style:family="text">
      <style:text-properties officeooo:rsid="0051c98a"/>
    </style:style>
    <style:style style:name="T31" style:family="text">
      <style:text-properties officeooo:rsid="005841b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7:15-29</text:h>
      <text:h text:style-name="Heading_20_2" text:outline-level="2"><text:bookmark text:name="en-GNT-26378"/>A Tree and Its Fruit <text:span text:style-name="T1">(15-20)</text:span></text:h>
      <text:list xml:id="list280992660" text:style-name="L3">
        <text:list-item>
          <text:p text:style-name="P5">“Be on your guard against false prophets; they come to you looking like sheep on the outside, but on the inside they are really like wild wolves. <text:bookmark text:name="en-GNT-26379"/>You will know them by what they do. Thorn bushes do not bear grapes, and briers do not bear figs. <text:bookmark text:name="en-GNT-26380"/>A healthy tree bears good fruit, but a poor tree bears bad fruit. <text:bookmark text:name="en-GNT-26381"/>A healthy tree cannot bear bad fruit, and a poor tree cannot bear good fruit. <text:bookmark text:name="en-GNT-26382"/>And any tree that does not bear good fruit is cut down and thrown in the fire. <text:bookmark text:name="en-GNT-26383"/>So then, you will know the false prophets by what they do.</text:p>
        </text:list-item>
        <text:list-item>
          <text:p text:style-name="P6">We should <text:span text:style-name="T2">always</text:span> practice vigilance; we should always <text:span text:style-name="T3">keep our</text:span> guard <text:span text:style-name="T3">up</text:span>, <text:span text:style-name="T4">if</text:span> we let our guard down we’ll find ourselves lost or caught by the enemies trap. <text:span text:style-name="T5">There are false prophets who lie to us and if we follow their luring words we’ll be lost with them. Not only </text:span><text:span text:style-name="T19">false </text:span><text:span text:style-name="T5">prophets but also friends, neighbours, peers, stranger and family. </text:span><text:span text:style-name="T6">T</text:span><text:span text:style-name="T5">here are those who pretend to be something good yet deep </text:span><text:span text:style-name="T6">down they have grave intentions and we’re being encouraged to be vigilant of such.</text:span></text:p>
        </text:list-item>
        <text:list-item>
          <text:p text:style-name="P8">How do we know someone from the inside? <text:span text:style-name="T7">The bible is saying by the fruits they bear. We should observe how they live and the fruits they </text:span><text:span text:style-name="T20">produce</text:span><text:span text:style-name="T7">. A good tree will bear good fruit and a </text:span><text:span text:style-name="T21">bad</text:span><text:span text:style-name="T7"> tree will bear bad fruit. </text:span><text:span text:style-name="T8">If we stay vigilant we’ll be able to observe and see the fruits </text:span><text:span text:style-name="T22">being</text:span><text:span text:style-name="T8"> produced </text:span><text:span text:style-name="T22">by someone</text:span><text:span text:style-name="T8">. </text:span><text:span text:style-name="T9">If we are not vigilant we’ll miss the true fruit and only see what is being portrayed.</text:span></text:p>
        </text:list-item>
      </text:list>
      <text:h text:style-name="P1" text:outline-level="2"><text:bookmark text:name="en-GNT-26384"/>I Never Knew You <text:span text:style-name="T1">(21-23)</text:span></text:h>
      <text:list xml:id="list112745416" text:style-name="L4">
        <text:list-item>
          <text:list>
            <text:list-item>
              <text:p text:style-name="P7">“Not everyone who calls me ‘Lord, Lord’ will enter the Kingdom of heaven, but only those who do what my Father in heaven wants them to do. <text:bookmark text:name="en-GNT-26385"/>When the Judgment Day comes, many will say to me, ‘Lord, Lord! In your name we spoke God's message, by your name we drove out many demons and performed many miracles!’ <text:bookmark text:name="en-GNT-26386"/>Then I will say to them, ‘I never knew you. Get away from me, you wicked people!’</text:p>
            </text:list-item>
            <text:list-item>
              <text:p text:style-name="P9">Entering the kingdom of heaven is not a matter of shouting out the Lords name; we have to do what the Lord commands us <text:span text:style-name="T10">and live by faith. </text:span><text:span text:style-name="T11">Let’s just not call out the Lord’s name but rather live according to what the Lord requires.</text:span></text:p>
            </text:list-item>
          </text:list>
        </text:list-item>
      </text:list>
      <text:h text:style-name="Heading_20_2" text:outline-level="2"><text:bookmark text:name="en-GNT-26387"/>The Two House Builders <text:span text:style-name="T1">(24-27)</text:span></text:h>
      <text:list xml:id="list1368580248" text:style-name="L2">
        <text:list-item>
          <text:p text:style-name="P3">“So then, anyone who hears these words of mine and obeys them is like a wise man who built his house on rock. <text:bookmark text:name="en-GNT-26388"/>The rain poured down, the rivers flooded over, and the wind blew hard against that house. But it did not fall, because it was built on rock.<text:bookmark text:name="en-GNT-26389"/> “But anyone who hears these words of mine and does not obey them is like a foolish man who built his house on sand. <text:bookmark text:name="en-GNT-26390"/>The rain poured down, the rivers flooded over, the wind blew hard against that house, and it fell. And what a terrible fall that was!”</text:p>
        </text:list-item>
        <text:list-item>
          <text:p text:style-name="P4">The lessons Jesus taught on the Mount <text:span text:style-name="T23">i.e </text:span>from Matthew chapter 5-7 are to be adhered to. It is wisdom to listen and obey to these words; it’s like building a ho<text:span text:style-name="T24">use</text:span> on a rock, <text:s/>when winds and floods come the house won’t fall. On the contrary, disobedience to the <text:span text:style-name="T25">teachings </text:span><text:soft-page-break/><text:span text:style-name="T12">is foolishness; </text:span><text:span text:style-name="T27">it’</text:span><text:span text:style-name="T28">s</text:span><text:span text:style-name="T27"> like building a house on a sandy ground and</text:span><text:span text:style-name="T12"> </text:span><text:span text:style-name="T26">w</text:span><text:span text:style-name="T12">hen winds and floods come the house will be taken away. </text:span><text:span text:style-name="T13">If we obey Christ’s teachings, we’ll stand strong in times of persecutions, trials and </text:span><text:span text:style-name="T29">tribulations</text:span><text:span text:style-name="T13">. If we disobey Christs teachings, we’ll fall in times of </text:span><text:span text:style-name="T14">persecution,</text:span><text:span text:style-name="T13"> trials and tribulations</text:span></text:p>
        </text:list-item>
      </text:list>
      <text:h text:style-name="Heading_20_2" text:outline-level="2"><text:bookmark text:name="en-GNT-26391"/>The Authority of Jesus <text:span text:style-name="T1">(28-29)</text:span></text:h>
      <text:list xml:id="list2695964634" text:style-name="L1">
        <text:list-item>
          <text:p text:style-name="P2">When Jesus finished saying these things, the crowd was amazed at the way he taught. <text:bookmark text:name="en-GNT-26392"/>He wasn't like the teachers of the Law; instead, he taught with authority.</text:p>
        </text:list-item>
        <text:list-item>
          <text:p text:style-name="P10">Jesus teaching<text:span text:style-name="T30">s </text:span><text:s/><text:span text:style-name="T30">on the mount by Jesus </text:span>had a different feel, it left people in awe <text:span text:style-name="T15">as it was full of authority. </text:span><text:span text:style-name="T16">They were hearing from the horses mouth and not f</text:span><text:span text:style-name="T17">rom messangers. </text:span><text:span text:style-name="T18">The way it was also presented was not opressive but </text:span><text:span text:style-name="T31">rather </text:span><text:span text:style-name="T18">liberating.</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5T06:11:06.323753288</meta:creation-date>
    <dc:date>2021-10-25T07:59:19.186829398</dc:date>
    <meta:editing-duration>PT1H47M58S</meta:editing-duration>
    <meta:editing-cycles>38</meta:editing-cycles>
    <meta:generator>LibreOffice/6.4.7.2$Linux_X86_64 LibreOffice_project/40$Build-2</meta:generator>
    <meta:document-statistic meta:table-count="0" meta:image-count="0" meta:object-count="0" meta:page-count="2" meta:paragraph-count="14" meta:word-count="693" meta:character-count="3641" meta:non-whitespace-character-count="2969"/>
  </office:meta>
</office:document-meta>
</file>